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xA000-Squarish" svg:font-family="0xA000-Squarish" style:font-pitch="variable"/>
    <style:font-face style:name="Amiri" svg:font-family="Amiri" style:font-pitch="variable"/>
    <style:font-face style:name="Amiri Quran" svg:font-family="'Amiri Quran'" style:font-pitch="variable"/>
    <style:font-face style:name="Analecta" svg:font-family="Analecta" style:font-family-generic="roman" style:font-pitch="variable"/>
    <style:font-face style:name="Anita  Semi-square" svg:font-family="'Anita  Semi-square'" style:font-pitch="variable"/>
    <style:font-face style:name="Arial" svg:font-family="Arial" style:font-family-generic="system" style:font-pitch="variable"/>
    <style:font-face style:name="Arial1" svg:font-family="Arial" style:font-family-generic="swiss"/>
    <style:font-face style:name="Bahnschrift SemiLight Condensed" svg:font-family="'Bahnschrift SemiLight Condensed'" style:font-family-generic="swiss" style:font-pitch="variable"/>
    <style:font-face style:name="Bebas Neue Bold" svg:font-family="'Bebas Neue Bold'" style:font-family-generic="swiss" style:font-pitch="variable"/>
    <style:font-face style:name="Bebas Neue Regular" svg:font-family="'Bebas Neue Regular'" style:font-family-generic="modern" style:font-pitch="variable"/>
    <style:font-face style:name="Denise" svg:font-family="Denise" style:font-pitch="variable"/>
    <style:font-face style:name="Fifteen" svg:font-family="Fiftee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Armenian" svg:font-family="'Noto Serif Armenian'" style:font-family-generic="roman" style:font-pitch="variable"/>
    <style:font-face style:name="VTF Gulax" svg:font-family="'VTF Gulax'" style:font-pitch="variable"/>
  </office:font-face-decls>
  <office:automatic-styles>
    <style:style style:name="P1" style:family="paragraph" style:parent-style-name="Standard">
      <style:text-properties style:font-name="Denise" fo:font-size="28pt" officeooo:rsid="0019e4ff" officeooo:paragraph-rsid="0019e4ff" style:font-size-asian="28pt" style:font-size-complex="28pt"/>
    </style:style>
    <style:style style:name="P2" style:family="paragraph" style:parent-style-name="Standard">
      <style:text-properties style:font-name="Noto Serif Armenian" fo:font-size="12pt" officeooo:rsid="001bf97f" officeooo:paragraph-rsid="0019e4ff" style:font-size-asian="12pt" style:font-size-complex="12pt"/>
    </style:style>
    <style:style style:name="P3" style:family="paragraph" style:parent-style-name="Standard">
      <style:text-properties style:font-name="Noto Serif Armenian" fo:font-size="11pt" officeooo:rsid="0019e4ff" officeooo:paragraph-rsid="0019e4ff" style:font-size-asian="11pt" style:font-size-complex="11pt"/>
    </style:style>
    <style:style style:name="P4" style:family="paragraph" style:parent-style-name="Standard">
      <style:text-properties style:font-name="Noto Serif Armenian" fo:font-size="11pt" officeooo:rsid="0019e4ff" officeooo:paragraph-rsid="001d821d" style:font-size-asian="11pt" style:font-size-complex="11pt"/>
    </style:style>
    <style:style style:name="P5" style:family="paragraph" style:parent-style-name="Standard">
      <style:text-properties style:font-name="Noto Serif Armenian" fo:font-size="11pt" officeooo:rsid="001d8b21" officeooo:paragraph-rsid="001d8b21" style:font-size-asian="11pt" style:font-size-complex="11pt"/>
    </style:style>
    <style:style style:name="P6" style:family="paragraph" style:parent-style-name="Standard">
      <style:text-properties style:font-name="Noto Serif Armenian" fo:font-size="11pt" officeooo:rsid="001a228e" officeooo:paragraph-rsid="001a228e" style:font-size-asian="11pt" style:font-size-complex="11pt"/>
    </style:style>
    <style:style style:name="P7" style:family="paragraph" style:parent-style-name="Standard">
      <style:text-properties style:font-name="Noto Serif Armenian" fo:font-size="11pt" officeooo:rsid="001bf97f" officeooo:paragraph-rsid="0019e4ff" style:font-size-asian="11pt" style:font-size-complex="11pt"/>
    </style:style>
    <style:style style:name="P8" style:family="paragraph" style:parent-style-name="Standard">
      <style:text-properties style:font-name="Noto Serif Armenian" fo:font-size="11pt" officeooo:rsid="0020dc65" officeooo:paragraph-rsid="002baf32" style:font-size-asian="11pt" style:font-size-complex="11pt"/>
    </style:style>
    <style:style style:name="P9" style:family="paragraph" style:parent-style-name="Standard">
      <style:text-properties style:font-name="Noto Serif Armenian" fo:font-size="11pt" officeooo:rsid="0020dc65" officeooo:paragraph-rsid="002c9842" style:font-size-asian="11pt" style:font-size-complex="11pt"/>
    </style:style>
    <style:style style:name="P10" style:family="paragraph" style:parent-style-name="Standard">
      <style:text-properties style:font-name="Noto Serif Armenian" fo:font-size="11pt" officeooo:rsid="0020dc65" officeooo:paragraph-rsid="0020dc65" style:font-size-asian="11pt" style:font-size-complex="11pt"/>
    </style:style>
    <style:style style:name="T1" style:family="text">
      <style:text-properties officeooo:rsid="001a228e"/>
    </style:style>
    <style:style style:name="T2" style:family="text">
      <style:text-properties officeooo:rsid="001bf97f"/>
    </style:style>
    <style:style style:name="T3" style:family="text">
      <style:text-properties officeooo:rsid="001d821d"/>
    </style:style>
    <style:style style:name="T4" style:family="text">
      <style:text-properties officeooo:rsid="001d8b21"/>
    </style:style>
    <style:style style:name="T5" style:family="text">
      <style:text-properties officeooo:rsid="001e2f4f"/>
    </style:style>
    <style:style style:name="T6" style:family="text">
      <style:text-properties officeooo:rsid="0020f16a"/>
    </style:style>
    <style:style style:name="T7" style:family="text">
      <style:text-properties officeooo:rsid="00243563"/>
    </style:style>
    <style:style style:name="T8" style:family="text">
      <style:text-properties officeooo:rsid="0025eb53"/>
    </style:style>
    <style:style style:name="T9" style:family="text">
      <style:text-properties officeooo:rsid="0029aa2a"/>
    </style:style>
    <style:style style:name="T10" style:family="text">
      <style:text-properties officeooo:rsid="002abeb7"/>
    </style:style>
    <style:style style:name="T11" style:family="text">
      <style:text-properties officeooo:rsid="002baf32"/>
    </style:style>
    <style:style style:name="T12" style:family="text">
      <style:text-properties officeooo:rsid="002c98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öhliche Weihnachten</text:p>
      <text:p text:style-name="P1"/>
      <text:p text:style-name="P3">Ich hoffe ich mache nicht alles noch schlimmer. Ich funktioniere im Normalfall so, dass ich zielorientiert bin, das Ziel wäre es die Müllberge von Problemen zwischen uns abzutragen. Zwei Jahre lang all die vielen Mails von mir zu ignorieren ist <text:span text:style-name="T3">eigentlich nicht hilfreich für dieses Vorhaben. Es ist nicht 100% Spinnerei, gehen wir davon aus, dass nur 50% </text:span><text:span text:style-name="T10">von mir </text:span><text:span text:style-name="T3">Spinnerei ist, dann könnte man mit einem Antwortmail dabei helfen aus den 50% Spinnerei 40% Spinnerei zu machen. Medikamente stellen einem Ruhig aber lösen diese Dinge nicht, diese Dinge bleiben liegen. Aber man redet sich ein, man hätte etwas getan, man hat geschaut dass der Patient zwangsmediziert wird, aber die Probleme sind liegen geblieben, man klopft sich auf die Schultern: «Der Patient nimmt endlich seine Medikamente», aber die Probleme sind liegen geblieben.</text:span></text:p>
      <text:p text:style-name="P3"/>
      <text:p text:style-name="P4"><text:span text:style-name="T3">Es ist jedem Menschen klar, dass wenn jemand ein g</text:span>ebrochenes Bein <text:span text:style-name="T3">hat, dass man ihm dann nicht auf das Bein schlagen sollte. Weshalb sollte es bei einer Psyche anders sein. Nur weil man das nicht so direkt sieht müsste es doch auch </text:span><text:span text:style-name="T10">A</text:span><text:span text:style-name="T3">llen klar sein, dass man die Psyche von «verletzten» Menschen vorsichtiger «anfassen» muss.</text:span></text:p>
      <text:p text:style-name="P4"/>
      <text:p text:style-name="P4"><text:span text:style-name="T3">Einmal in der Woche </text:span><text:span text:style-name="T4">mit der Familie zu Essen und einmal die Woche </text:span><text:span text:style-name="T3">mit Lina und Maja zu spielen hat meine Psyche stabilisiert, weshalb dann so schnelle Systemänderung in so kurzer Zeit? Ich denke die </text:span><text:span text:style-name="T10">meisten </text:span><text:span text:style-name="T4">Menschen erkennen, dass das eine schlechte Idee ist, also weshalb tut man das dann? Wenn man einem Menschen mit gebrochenem Bein da dran tritt ist ja auch klar, dass er wieder im Spital landet.</text:span></text:p>
      <text:p text:style-name="P4"/>
      <text:p text:style-name="P3"><text:span text:style-name="T4">Weshalb die </text:span>Victoryknox Messer Szene, <text:span text:style-name="T4">dann wie eine </text:span><text:span text:style-name="T1">S</text:span>ekte <text:span text:style-name="T2">[1] </text:span><text:span text:style-name="T4">zu zweit mit mir in den Keller, überzahl und </text:span>dann eine Begründung <text:span text:style-name="T1">man Margrit hätte Angst ich würde meinen Nichten etwas antun, ich vermute selbst Margrit wusste, dass das das letzte auf diesem Planeten wäre was ich tun würde, weshalb also diese Szene und anschliessende Verbannung, </text:span><text:span text:style-name="T4">hat man einfach das Kindswohl pragmatisch als Vorwand und Legitimierung genommen, obwohl Margrit diejenige war mit Victoryknox Messer aus der Küche?</text:span></text:p>
      <text:p text:style-name="P3"/>
      <text:p text:style-name="P5">Dann habe ich das jetzt 2 Jahre nicht <text:span text:style-name="T11">angesprochen</text:span> und wenn ich es <text:span text:style-name="T11">thematisierte</text:span> weil es mich belastet wird mir wieder <text:span text:style-name="T11">meinem Kranken Gehirn der</text:span> Vorwurf gemacht. Nie würde ich Lina und Maja etwas antun oder sonst einem Kind oder Menschen ausser mir selber. Ist es eine CopingStrategie von Margrit bei Fehlern welche sie gemacht hat dem ca. 30 Jahre jüngeren Kind Vorwürfe zu machen damit das Thema <text:span text:style-name="T11">so </text:span>unter den Teppich gekehrt wird?</text:p>
      <text:p text:style-name="P3"/>
      <text:p text:style-name="P6"><text:span text:style-name="T4">Darauf hat ungefähr der Umbau </text:span>in der Neuenburgerstrasse <text:span text:style-name="T4">6 13 Stock angefangen</text:span>, 0.5 Jahre <text:span text:style-name="T11">L</text:span>ärm, <text:span text:style-name="T4">V</text:span>erfolgungswahn, <text:span text:style-name="T4">R</text:span>esignation, <text:span text:style-name="T4">Stress. </text:span><text:span text:style-name="T11">D</text:span><text:span text:style-name="T4">ass das </text:span><text:span text:style-name="T11">Lärm </text:span><text:span text:style-name="T4">nicht Spurlos an Menschen vorbei geht zeigt ja auch, dass Käthle in die Rüthmattstrasse umgezogen ist.</text:span></text:p>
      <text:p text:style-name="P5"/>
      <text:p text:style-name="P5">Wie zu Beginn gesagt ist es nicht mein Ziel alles noch schlimmer zu machen, ich würde gerne verstehen weshalb, so dass ich <text:span text:style-name="T11">diese Dinge</text:span> abhaken kann. Und ja mein «Krankes Gehirn» kann solches nicht vergessen oder wie Margrit schon gesagt hat als ich <text:span text:style-name="T11">noch </text:span>ein Kind war <text:span text:style-name="T11">habe ich </text:span>ein «Elefanten Gehirn dass nichts vergisst». <text:span text:style-name="T5">Das funktioniert in meinem Gehirn dann so, dass jedes Victoryknox Messer wieder diesen Datensatz aktiviert. </text:span><text:span text:style-name="T11">Ein Datensatz</text:span><text:span text:style-name="T5"> der </text:span><text:span text:style-name="T11">unlogisch und </text:span><text:span text:style-name="T5">unbeantwortet ist wo ich mir auch </text:span><text:span text:style-name="T11">ziemlich </text:span><text:span text:style-name="T5">sicher bin dass Margrit genau wusste, dass ich nie </text:span><text:soft-page-break/><text:span text:style-name="T5">meinen Nichten etwas antun würde. Mich das ca. 30 Jahre jüngere Kind dafür bestrafen dass man selber Fehler gemacht hat? Das würde man elterlichen narzisstischen Machtmissbrauch nennen und ich gestehe so etwas macht mir aber vermutlich vielen anderen Schizophrenen </text:span><text:span text:style-name="T11">Kopfschmerzen.</text:span><text:span text:style-name="T5"> </text:span><text:span text:style-name="T11">Eine </text:span><text:span text:style-name="T5">Elefantenhaut über meiner Psyche habe ich nicht auch wenn ich </text:span><text:span text:style-name="T11">den Coolen</text:span><text:span text:style-name="T5"> spiele um zumindest die ganz innersten Teile meiner Psyche </text:span><text:span text:style-name="T11">zu schützen</text:span><text:span text:style-name="T5">. Einen Teil meiner Psyche wo ich wo ich keine Lügner und Egoisten haben will weil man das dann wieder gegen mich missbrauchen würde, </text:span><text:span text:style-name="T11">das mache ich aber schon seit ich mich seit dem Alter von 6 Jahren meist nicht mehr anfassen liess. </text:span><text:span text:style-name="T5">Eine Zone, ein Bereich wo Unwarheit nicht willkommen ist weil die Unwahrheit würde diese Kinderzone in meiner Psyche zerstören, und klar kann man so etwas auch heucheln, aber selbst das Unterbewusstsein von Kindern wird das durchschauen und später wenn das Kind die Verbindung zwischen Bewusstsein und Unterbewusstsein kennt wird es diese Lügen nennen und beweisen können.</text:span></text:p>
      <text:p text:style-name="P7"/>
      <text:p text:style-name="P8">Dass man nur seinen Standpunkt sehen kann oder will; bzw. ich sehe Euch und Euren Standpunkt, zu zweit gibt man sich gegenseitig Absolution (Pfisterer hat das geistige Inzucht genannt), man muss <text:span text:style-name="T11">dann </text:span>in weltlichen Gerichten nicht mal die Wahrheit sagen, denn wenn man zu zweit ist und die Gegenpartei nur <text:span text:style-name="T11">ein Einzelner</text:span>. </text:p>
      <text:p text:style-name="P8"/>
      <text:p text:style-name="P9">System-Dynamische-Prozesse im System Familie wo Margrit <text:span text:style-name="T7">vielleicht</text:span> Angst hat ich würde ihr den Rang ablaufen, aber um wieder Margrit selber zu zitieren: «Man kann noch vom Dümmsten <text:span text:style-name="T11">E</text:span>twas lernen.» <text:span text:style-name="T7">Das schliesse ich aus Margrits Verhalten sobald man am Tisch ein bisschen kompliziertere Sachverhalte diskutieren möchte. </text:span><text:span text:style-name="T8">Aber vielleicht irre ich mich ausserdem </text:span><text:span text:style-name="T12">wirkt es vermutlich</text:span><text:span text:style-name="T8"> </text:span><text:span text:style-name="T12">k</text:span>lagend. <text:span text:style-name="T12">I</text:span>ch wollte eigentlich erklären wie ich funktioniere um weniger Konflikte zu <text:span text:style-name="T12">haben oder Konflikte </text:span>vermeiden oder umgehen zu können.</text:p>
      <text:p text:style-name="P9"/>
      <text:p text:style-name="P9"><text:span text:style-name="T8">Ihr habt </text:span><text:span text:style-name="T12">mir vorwurfsvoll</text:span><text:span text:style-name="T8"> geschrieben «Wir sind Kaputt» – </text:span><text:span text:style-name="T12">ist das alles meine Schuld? B</text:span><text:span text:style-name="T8">ei mir hat Beichte geholfen, z.B. habe ich in der EPA als 10 Jähriger ein Glüebirrli im Wert von </text:span><text:span text:style-name="T12">sFr. </text:span><text:span text:style-name="T8">1.50 geklaut, im Alter von 30 wollte ich das zurück bezahlen weil mich mein Gewissen deswegen </text:span><text:span text:style-name="T12">geplagt</text:span><text:span text:style-name="T8"> hat. </text:span><text:span text:style-name="T12">D</text:span><text:span text:style-name="T8">ie EPA gab es aber nicht mehr wurde aber von Coop aufgekauft. </text:span><text:span text:style-name="T12">Also</text:span><text:span text:style-name="T8"> bin ich in der Telli an den Kiosk gegangen, hab das gebeichtet und einen 5-Liber hin gelegt, die hatten sogar 300% Zins über 20 Jahre. Ab diesem Zeitpunkt war das für mich abgehakt, </text:span><text:span text:style-name="T12">kein Fehler mehr.</text:span><text:span text:style-name="T8"> Oder dass ich bekifft Auto gefahren bin damals. </text:span><text:span text:style-name="T12">I</text:span><text:span text:style-name="T8">ch </text:span><text:span text:style-name="T12">habe </text:span><text:span text:style-name="T8">eine Selbstanzeige gemacht bei der Polizei und die hat dann zurück geschrieben dass sie das nicht interessiere weil das verjährt sei, dennoch hat mich das ab diesem Zeitpunkt nicht mehr verfolgt.</text:span></text:p>
      <text:p text:style-name="P9"/>
      <text:p text:style-name="P10">Gerne würde ich auch Euren Standpunkt dazu hören, vielleicht sehe ich ja wirklich nur meinen Standpunkt. <text:span text:style-name="T6">Vielleicht löse ich mit meinem «Schizophrene spinnen nicht sie funktionieren nur anders» das </text:span><text:span text:style-name="T9">S</text:span><text:span text:style-name="T6">elbe in Eurer Psyche aus wie Galileo Galilei mit seinem «Die Erde ist eine Kugel» bei der Kirche ausgelöst hat </text:span><text:span text:style-name="T9">ohne Dialog werden wir das aber nie herausfinden.</text:span></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xA000-Squarish" svg:font-family="0xA000-Squarish" style:font-pitch="variable"/>
    <style:font-face style:name="Amiri" svg:font-family="Amiri" style:font-pitch="variable"/>
    <style:font-face style:name="Amiri Quran" svg:font-family="'Amiri Quran'" style:font-pitch="variable"/>
    <style:font-face style:name="Analecta" svg:font-family="Analecta" style:font-family-generic="roman" style:font-pitch="variable"/>
    <style:font-face style:name="Anita  Semi-square" svg:font-family="'Anita  Semi-square'" style:font-pitch="variable"/>
    <style:font-face style:name="Arial" svg:font-family="Arial" style:font-family-generic="system" style:font-pitch="variable"/>
    <style:font-face style:name="Arial1" svg:font-family="Arial" style:font-family-generic="swiss"/>
    <style:font-face style:name="Bahnschrift SemiLight Condensed" svg:font-family="'Bahnschrift SemiLight Condensed'" style:font-family-generic="swiss" style:font-pitch="variable"/>
    <style:font-face style:name="Bebas Neue Bold" svg:font-family="'Bebas Neue Bold'" style:font-family-generic="swiss" style:font-pitch="variable"/>
    <style:font-face style:name="Bebas Neue Regular" svg:font-family="'Bebas Neue Regular'" style:font-family-generic="modern" style:font-pitch="variable"/>
    <style:font-face style:name="Denise" svg:font-family="Denise" style:font-pitch="variable"/>
    <style:font-face style:name="Fifteen" svg:font-family="Fiftee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Armenian" svg:font-family="'Noto Serif Armenian'" style:font-family-generic="roman" style:font-pitch="variable"/>
    <style:font-face style:name="VTF Gulax" svg:font-family="'VTF Gulax'"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4T05:02:54.477000000</meta:creation-date>
    <dc:date>2021-12-24T06:29:02.749000000</dc:date>
    <meta:editing-duration>PT1H14M18S</meta:editing-duration>
    <meta:editing-cycles>17</meta:editing-cycles>
    <meta:generator>LibreOffice/7.2.2.2$Windows_X86_64 LibreOffice_project/02b2acce88a210515b4a5bb2e46cbfb63fe97d56</meta:generator>
    <meta:document-statistic meta:table-count="0" meta:image-count="0" meta:object-count="0" meta:page-count="2" meta:paragraph-count="12" meta:word-count="1024" meta:character-count="6354" meta:non-whitespace-character-count="5340"/>
  </office:meta>
</office:document-meta>
</file>